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70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3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color="#ff000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5cm" fo:min-width="0cm"/>
    </style:style>
    <style:style style:name="gr9" style:family="graphic" style:parent-style-name="standard">
      <style:graphic-properties draw:stroke="none" draw:fill="none" fo:min-height="47.63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P6" style:family="paragraph">
      <style:paragraph-properties fo:margin-left="0cm" fo:margin-right="0cm" fo:text-indent="0cm"/>
      <style:text-properties fo:font-size="14pt" fo:font-style="italic" style:font-size-asian="14pt" style:font-style-asian="italic" style:font-size-complex="14pt" style:font-style-complex="italic"/>
    </style:style>
    <style:style style:name="P7" style:family="paragraph">
      <style:paragraph-properties fo:margin-left="0cm" fo:margin-right="0cm" fo:text-indent="0cm"/>
      <style:text-properties fo:font-family="Courier" style:font-family-generic="modern" style:font-pitch="fixed"/>
    </style:style>
    <style:style style:name="P8" style:family="paragraph">
      <style:paragraph-properties fo:margin-left="0cm" fo:margin-right="0cm" fo:text-indent="0cm"/>
      <style:text-properties fo:font-family="Courier" style:font-family-generic="modern" style:font-pitch="fixed"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family="Courier" style:font-family-generic="modern" style:font-pitch="fixed"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.905cm" svg:height="1.27cm" svg:x="15.53cm" svg:y="11.007cm">
          <text:p text:style-name="P2"/>
        </draw:rect>
        <draw:rect draw:style-name="gr1" draw:text-style-name="P1" draw:layer="layout" svg:width="19.59cm" svg:height="22.225cm" svg:x="1cm" svg:y="1cm">
          <text:p text:style-name="P2"/>
        </draw:rect>
        <draw:rect draw:style-name="gr1" draw:text-style-name="P1" draw:layer="layout" svg:width="18.415cm" svg:height="5.715cm" svg:x="1.635cm" svg:y="2.623cm">
          <text:p text:style-name="P2"/>
        </draw:rect>
        <draw:rect draw:style-name="gr1" draw:text-style-name="P1" draw:layer="layout" svg:width="3.81cm" svg:height="3.81cm" svg:x="2.655cm" svg:y="3.486cm">
          <text:p text:style-name="P2"/>
        </draw:rect>
        <draw:rect draw:style-name="gr1" draw:text-style-name="P1" draw:layer="layout" svg:width="3.81cm" svg:height="3.81cm" svg:x="8.541cm" svg:y="3.486cm">
          <text:p text:style-name="P2"/>
        </draw:rect>
        <draw:rect draw:style-name="gr1" draw:text-style-name="P1" draw:layer="layout" svg:width="3.81cm" svg:height="3.81cm" svg:x="14.514cm" svg:y="3.486cm">
          <text:p text:style-name="P2"/>
        </draw:rect>
        <draw:rect draw:style-name="gr1" draw:text-style-name="P1" draw:layer="layout" svg:width="1.905cm" svg:height="1.27cm" svg:x="3.29cm" svg:y="3.969cm">
          <text:p text:style-name="P2"/>
        </draw:rect>
        <draw:rect draw:style-name="gr1" draw:text-style-name="P1" draw:layer="layout" svg:width="1.905cm" svg:height="1.27cm" svg:x="3.328cm" svg:y="5.684cm">
          <text:p text:style-name="P2"/>
        </draw:rect>
        <draw:rect draw:style-name="gr1" draw:text-style-name="P1" draw:layer="layout" svg:width="1.905cm" svg:height="1.27cm" svg:x="9.176cm" svg:y="3.969cm">
          <text:p text:style-name="P2"/>
        </draw:rect>
        <draw:rect draw:style-name="gr1" draw:text-style-name="P1" draw:layer="layout" svg:width="1.905cm" svg:height="1.27cm" svg:x="9.252cm" svg:y="5.684cm">
          <text:p text:style-name="P2"/>
        </draw:rect>
        <draw:rect draw:style-name="gr1" draw:text-style-name="P1" draw:layer="layout" svg:width="1.905cm" svg:height="1.27cm" svg:x="15.153cm" svg:y="4.007cm">
          <text:p text:style-name="P2"/>
        </draw:rect>
        <draw:rect draw:style-name="gr1" draw:text-style-name="P1" draw:layer="layout" svg:width="1.905cm" svg:height="1.27cm" svg:x="15.187cm" svg:y="5.722cm">
          <text:p text:style-name="P2"/>
        </draw:rect>
        <draw:rect draw:style-name="gr1" draw:text-style-name="P1" draw:layer="layout" svg:width="18.415cm" svg:height="5.715cm" svg:x="1.635cm" svg:y="9.608cm">
          <text:p text:style-name="P2"/>
        </draw:rect>
        <draw:rect draw:style-name="gr1" draw:text-style-name="P1" draw:layer="layout" svg:width="3.81cm" svg:height="3.81cm" svg:x="14.556cm" svg:y="10.471cm">
          <text:p text:style-name="P2"/>
        </draw:rect>
        <draw:g>
          <draw:rect draw:style-name="gr1" draw:text-style-name="P1" draw:layer="layout" svg:width="1.905cm" svg:height="1.27cm" svg:x="15.229cm" svg:y="12.707cm">
            <text:p text:style-name="P2"/>
          </draw:rect>
          <draw:frame draw:style-name="gr2" draw:text-style-name="P3" draw:layer="layout" svg:width="1.332cm" svg:height="0.806cm" svg:x="15.112cm" svg:y="12.631cm">
            <draw:text-box>
              <text:p text:style-name="P2"><text:span text:style-name="T1">u12</text:span></text:p>
            </draw:text-box>
          </draw:frame>
          <draw:frame draw:style-name="gr2" draw:text-style-name="P3" draw:layer="layout" svg:width="1.057cm" svg:height="0.806cm" svg:x="16.269cm" svg:y="12.98cm">
            <draw:text-box>
              <text:p text:style-name="P2"><text:span text:style-name="T1">p1</text:span></text:p>
            </draw:text-box>
          </draw:frame>
        </draw:g>
        <draw:frame draw:style-name="gr2" draw:text-style-name="P3" draw:layer="layout" svg:width="1.332cm" svg:height="0.806cm" svg:x="14.463cm" svg:y="10.304cm">
          <draw:text-box>
            <text:p text:style-name="P2"><text:span text:style-name="T1">u23</text:span></text:p>
          </draw:text-box>
        </draw:frame>
        <draw:frame draw:style-name="gr2" draw:text-style-name="P3" draw:layer="layout" svg:width="1.057cm" svg:height="0.806cm" svg:x="17.385cm" svg:y="10.966cm">
          <draw:text-box>
            <text:p text:style-name="P2"><text:span text:style-name="T1">p1</text:span></text:p>
          </draw:text-box>
        </draw:frame>
        <draw:frame draw:style-name="gr2" draw:text-style-name="P3" draw:layer="layout" svg:width="1.057cm" svg:height="0.806cm" svg:x="17.386cm" svg:y="13.246cm">
          <draw:text-box>
            <text:p text:style-name="P2"><text:span text:style-name="T1">p2</text:span></text:p>
          </draw:text-box>
        </draw:frame>
        <draw:rect draw:style-name="gr1" draw:text-style-name="P1" draw:layer="layout" svg:width="18.415cm" svg:height="5.715cm" svg:x="1.635cm" svg:y="16.593cm">
          <text:p text:style-name="P2"/>
        </draw:rect>
        <draw:rect draw:style-name="gr1" draw:text-style-name="P1" draw:layer="layout" svg:width="3.81cm" svg:height="3.81cm" svg:x="2.761cm" svg:y="17.456cm">
          <text:p text:style-name="P2"/>
        </draw:rect>
        <draw:rect draw:style-name="gr1" draw:text-style-name="P1" draw:layer="layout" svg:width="3.81cm" svg:height="3.81cm" svg:x="8.541cm" svg:y="17.456cm">
          <text:p text:style-name="P2"/>
        </draw:rect>
        <draw:rect draw:style-name="gr1" draw:text-style-name="P1" draw:layer="layout" svg:width="3.81cm" svg:height="3.81cm" svg:x="14.256cm" svg:y="17.456cm">
          <text:p text:style-name="P2"/>
        </draw:rect>
        <draw:rect draw:style-name="gr1" draw:text-style-name="P1" draw:layer="layout" svg:width="1.905cm" svg:height="1.27cm" svg:x="3.534cm" svg:y="17.939cm">
          <text:p text:style-name="P2"/>
        </draw:rect>
        <draw:rect draw:style-name="gr1" draw:text-style-name="P1" draw:layer="layout" svg:width="1.905cm" svg:height="1.27cm" svg:x="3.572cm" svg:y="19.654cm">
          <text:p text:style-name="P2"/>
        </draw:rect>
        <draw:rect draw:style-name="gr1" draw:text-style-name="P1" draw:layer="layout" svg:width="1.905cm" svg:height="1.27cm" svg:x="9.176cm" svg:y="17.939cm">
          <text:p text:style-name="P2"/>
        </draw:rect>
        <draw:rect draw:style-name="gr1" draw:text-style-name="P1" draw:layer="layout" svg:width="1.905cm" svg:height="1.27cm" svg:x="9.252cm" svg:y="19.654cm">
          <text:p text:style-name="P2"/>
        </draw:rect>
        <draw:rect draw:style-name="gr1" draw:text-style-name="P1" draw:layer="layout" svg:width="1.905cm" svg:height="1.27cm" svg:x="14.853cm" svg:y="17.977cm">
          <text:p text:style-name="P2"/>
        </draw:rect>
        <draw:rect draw:style-name="gr1" draw:text-style-name="P1" draw:layer="layout" svg:width="1.905cm" svg:height="1.27cm" svg:x="14.829cm" svg:y="19.692cm">
          <text:p text:style-name="P2"/>
        </draw:rect>
        <draw:frame draw:style-name="gr2" draw:text-style-name="P3" draw:layer="layout" svg:width="1.294cm" svg:height="0.806cm" svg:x="3.176cm" svg:y="3.871cm">
          <draw:text-box>
            <text:p text:style-name="P2"><text:span text:style-name="T1">u11</text:span></text:p>
          </draw:text-box>
        </draw:frame>
        <draw:frame draw:style-name="gr2" draw:text-style-name="P3" draw:layer="layout" svg:width="1.332cm" svg:height="0.806cm" svg:x="3.214cm" svg:y="5.601cm">
          <draw:text-box>
            <text:p text:style-name="P2"><text:span text:style-name="T1">u12</text:span></text:p>
          </draw:text-box>
        </draw:frame>
        <draw:frame draw:style-name="gr2" draw:text-style-name="P3" draw:layer="layout" svg:width="1.294cm" svg:height="0.806cm" svg:x="9.074cm" svg:y="3.871cm">
          <draw:text-box>
            <text:p text:style-name="P2"><text:span text:style-name="T1">u11</text:span></text:p>
          </draw:text-box>
        </draw:frame>
        <draw:frame draw:style-name="gr2" draw:text-style-name="P3" draw:layer="layout" svg:width="1.332cm" svg:height="0.806cm" svg:x="9.212cm" svg:y="5.601cm">
          <draw:text-box>
            <text:p text:style-name="P2"><text:span text:style-name="T1">u12</text:span></text:p>
          </draw:text-box>
        </draw:frame>
        <draw:frame draw:style-name="gr2" draw:text-style-name="P3" draw:layer="layout" svg:width="1.294cm" svg:height="0.806cm" svg:x="15.032cm" svg:y="3.871cm">
          <draw:text-box>
            <text:p text:style-name="P2"><text:span text:style-name="T1">u11</text:span></text:p>
          </draw:text-box>
        </draw:frame>
        <draw:frame draw:style-name="gr2" draw:text-style-name="P3" draw:layer="layout" svg:width="1.332cm" svg:height="0.806cm" svg:x="15.07cm" svg:y="5.601cm">
          <draw:text-box>
            <text:p text:style-name="P2"><text:span text:style-name="T1">u12</text:span></text:p>
          </draw:text-box>
        </draw:frame>
        <draw:frame draw:style-name="gr2" draw:text-style-name="P3" draw:layer="layout" svg:width="1.294cm" svg:height="0.806cm" svg:x="14.774cm" svg:y="17.817cm">
          <draw:text-box>
            <text:p text:style-name="P2"><text:span text:style-name="T1">u11</text:span></text:p>
          </draw:text-box>
        </draw:frame>
        <draw:frame draw:style-name="gr2" draw:text-style-name="P3" draw:layer="layout" svg:width="1.294cm" svg:height="0.806cm" svg:x="9.112cm" svg:y="17.817cm">
          <draw:text-box>
            <text:p text:style-name="P2"><text:span text:style-name="T1">u11</text:span></text:p>
          </draw:text-box>
        </draw:frame>
        <draw:frame draw:style-name="gr2" draw:text-style-name="P3" draw:layer="layout" svg:width="1.294cm" svg:height="0.806cm" svg:x="3.382cm" svg:y="17.817cm">
          <draw:text-box>
            <text:p text:style-name="P2"><text:span text:style-name="T1">u11</text:span></text:p>
          </draw:text-box>
        </draw:frame>
        <draw:frame draw:style-name="gr2" draw:text-style-name="P3" draw:layer="layout" svg:width="1.332cm" svg:height="0.806cm" svg:x="3.42cm" svg:y="19.547cm">
          <draw:text-box>
            <text:p text:style-name="P2"><text:span text:style-name="T1">u12</text:span></text:p>
          </draw:text-box>
        </draw:frame>
        <draw:frame draw:style-name="gr2" draw:text-style-name="P3" draw:layer="layout" svg:width="1.332cm" svg:height="0.806cm" svg:x="14.712cm" svg:y="19.623cm">
          <draw:text-box>
            <text:p text:style-name="P2"><text:span text:style-name="T1">u12</text:span></text:p>
          </draw:text-box>
        </draw:frame>
        <draw:frame draw:style-name="gr2" draw:text-style-name="P3" draw:layer="layout" svg:width="1.332cm" svg:height="0.806cm" svg:x="9.15cm" svg:y="19.623cm">
          <draw:text-box>
            <text:p text:style-name="P2"><text:span text:style-name="T1">u12</text:span></text:p>
          </draw:text-box>
        </draw:frame>
        <draw:frame draw:style-name="gr2" draw:text-style-name="P3" draw:layer="layout" svg:width="1.057cm" svg:height="0.806cm" svg:x="4.446cm" svg:y="4.23cm">
          <draw:text-box>
            <text:p text:style-name="P2"><text:span text:style-name="T1">p1</text:span></text:p>
          </draw:text-box>
        </draw:frame>
        <draw:frame draw:style-name="gr2" draw:text-style-name="P3" draw:layer="layout" svg:width="1.057cm" svg:height="0.806cm" svg:x="4.447cm" svg:y="5.95cm">
          <draw:text-box>
            <text:p text:style-name="P2"><text:span text:style-name="T1">p1</text:span></text:p>
          </draw:text-box>
        </draw:frame>
        <draw:frame draw:style-name="gr2" draw:text-style-name="P3" draw:layer="layout" svg:width="1.057cm" svg:height="0.806cm" svg:x="10.23cm" svg:y="4.316cm">
          <draw:text-box>
            <text:p text:style-name="P2"><text:span text:style-name="T1">p1</text:span></text:p>
          </draw:text-box>
        </draw:frame>
        <draw:frame draw:style-name="gr2" draw:text-style-name="P3" draw:layer="layout" svg:width="1.057cm" svg:height="0.806cm" svg:x="10.269cm" svg:y="5.95cm">
          <draw:text-box>
            <text:p text:style-name="P2"><text:span text:style-name="T1">p1</text:span></text:p>
          </draw:text-box>
        </draw:frame>
        <draw:frame draw:style-name="gr2" draw:text-style-name="P3" draw:layer="layout" svg:width="1.057cm" svg:height="0.806cm" svg:x="16.188cm" svg:y="4.316cm">
          <draw:text-box>
            <text:p text:style-name="P2"><text:span text:style-name="T1">p1</text:span></text:p>
          </draw:text-box>
        </draw:frame>
        <draw:frame draw:style-name="gr2" draw:text-style-name="P3" draw:layer="layout" svg:width="1.057cm" svg:height="0.806cm" svg:x="16.269cm" svg:y="5.95cm">
          <draw:text-box>
            <text:p text:style-name="P2"><text:span text:style-name="T1">p1</text:span></text:p>
          </draw:text-box>
        </draw:frame>
        <draw:frame draw:style-name="gr2" draw:text-style-name="P3" draw:layer="layout" svg:width="1.057cm" svg:height="0.806cm" svg:x="4.652cm" svg:y="18.452cm">
          <draw:text-box>
            <text:p text:style-name="P2"><text:span text:style-name="T1">p1</text:span></text:p>
          </draw:text-box>
        </draw:frame>
        <draw:frame draw:style-name="gr2" draw:text-style-name="P3" draw:layer="layout" svg:width="1.057cm" svg:height="0.806cm" svg:x="4.691cm" svg:y="20.086cm">
          <draw:text-box>
            <text:p text:style-name="P2"><text:span text:style-name="T1">p1</text:span></text:p>
          </draw:text-box>
        </draw:frame>
        <draw:frame draw:style-name="gr2" draw:text-style-name="P3" draw:layer="layout" svg:width="1.057cm" svg:height="0.806cm" svg:x="10.23cm" svg:y="18.452cm">
          <draw:text-box>
            <text:p text:style-name="P2"><text:span text:style-name="T1">p1</text:span></text:p>
          </draw:text-box>
        </draw:frame>
        <draw:frame draw:style-name="gr2" draw:text-style-name="P3" draw:layer="layout" svg:width="1.057cm" svg:height="0.806cm" svg:x="10.269cm" svg:y="20.086cm">
          <draw:text-box>
            <text:p text:style-name="P2"><text:span text:style-name="T1">p1</text:span></text:p>
          </draw:text-box>
        </draw:frame>
        <draw:frame draw:style-name="gr2" draw:text-style-name="P3" draw:layer="layout" svg:width="1.057cm" svg:height="0.806cm" svg:x="15.93cm" svg:y="18.452cm">
          <draw:text-box>
            <text:p text:style-name="P2"><text:span text:style-name="T1">p1</text:span></text:p>
          </draw:text-box>
        </draw:frame>
        <draw:frame draw:style-name="gr2" draw:text-style-name="P3" draw:layer="layout" svg:width="1.057cm" svg:height="0.806cm" svg:x="15.969cm" svg:y="20.086cm">
          <draw:text-box>
            <text:p text:style-name="P2"><text:span text:style-name="T1">p1</text:span></text:p>
          </draw:text-box>
        </draw:frame>
        <draw:frame draw:style-name="gr2" draw:text-style-name="P3" draw:layer="layout" svg:width="1.332cm" svg:height="0.806cm" svg:x="2.579cm" svg:y="3.312cm">
          <draw:text-box>
            <text:p text:style-name="P2"><text:span text:style-name="T1">u21</text:span></text:p>
          </draw:text-box>
        </draw:frame>
        <draw:frame draw:style-name="gr2" draw:text-style-name="P3" draw:layer="layout" svg:width="1.332cm" svg:height="0.806cm" svg:x="8.401cm" svg:y="3.312cm">
          <draw:text-box>
            <text:p text:style-name="P2"><text:span text:style-name="T1">u22</text:span></text:p>
          </draw:text-box>
        </draw:frame>
        <draw:frame draw:style-name="gr2" draw:text-style-name="P3" draw:layer="layout" svg:width="1.332cm" svg:height="0.806cm" svg:x="14.421cm" svg:y="3.312cm">
          <draw:text-box>
            <text:p text:style-name="P2"><text:span text:style-name="T1">u23</text:span></text:p>
          </draw:text-box>
        </draw:frame>
        <draw:frame draw:style-name="gr2" draw:text-style-name="P3" draw:layer="layout" svg:width="1.332cm" svg:height="0.806cm" svg:x="2.861cm" svg:y="17.296cm">
          <draw:text-box>
            <text:p text:style-name="P2"><text:span text:style-name="T1">u21</text:span></text:p>
          </draw:text-box>
        </draw:frame>
        <draw:frame draw:style-name="gr2" draw:text-style-name="P3" draw:layer="layout" svg:width="1.332cm" svg:height="0.806cm" svg:x="8.401cm" svg:y="17.296cm">
          <draw:text-box>
            <text:p text:style-name="P2"><text:span text:style-name="T1">u22</text:span></text:p>
          </draw:text-box>
        </draw:frame>
        <draw:frame draw:style-name="gr2" draw:text-style-name="P3" draw:layer="layout" svg:width="1.332cm" svg:height="0.806cm" svg:x="14.163cm" svg:y="17.296cm">
          <draw:text-box>
            <text:p text:style-name="P2"><text:span text:style-name="T1">u23</text:span></text:p>
          </draw:text-box>
        </draw:frame>
        <draw:frame draw:style-name="gr3" draw:text-style-name="P4" draw:layer="layout" svg:width="1.332cm" svg:height="0.806cm" svg:x="1.7cm" svg:y="2.639cm">
          <draw:text-box>
            <text:p text:style-name="P2"><text:span text:style-name="T1">u31</text:span></text:p>
          </draw:text-box>
        </draw:frame>
        <draw:frame draw:style-name="gr2" draw:text-style-name="P3" draw:layer="layout" svg:width="1.332cm" svg:height="0.806cm" svg:x="1.752cm" svg:y="9.662cm">
          <draw:text-box>
            <text:p text:style-name="P2"><text:span text:style-name="T1">u32</text:span></text:p>
          </draw:text-box>
        </draw:frame>
        <draw:frame draw:style-name="gr4" draw:text-style-name="P4" draw:layer="layout" svg:width="1.332cm" svg:height="0.863cm" svg:x="1.635cm" svg:y="16.704cm">
          <draw:text-box>
            <text:p text:style-name="P2"><text:span text:style-name="T1">u33</text:span></text:p>
          </draw:text-box>
        </draw:frame>
        <draw:frame draw:style-name="gr2" draw:text-style-name="P3" draw:layer="layout" svg:width="1.057cm" svg:height="0.806cm" svg:x="1.027cm" svg:y="1.056cm">
          <draw:text-box>
            <text:p text:style-name="P2"><text:span text:style-name="T1">u4</text:span></text:p>
          </draw:text-box>
        </draw:frame>
        <draw:frame draw:style-name="gr2" draw:text-style-name="P3" draw:layer="layout" svg:width="1.057cm" svg:height="0.806cm" svg:x="5.549cm" svg:y="3.926cm">
          <draw:text-box>
            <text:p text:style-name="P2"><text:span text:style-name="T1">p1</text:span></text:p>
          </draw:text-box>
        </draw:frame>
        <draw:frame draw:style-name="gr2" draw:text-style-name="P3" draw:layer="layout" svg:width="1.057cm" svg:height="0.806cm" svg:x="5.55cm" svg:y="6.292cm">
          <draw:text-box>
            <text:p text:style-name="P2"><text:span text:style-name="T1">p2</text:span></text:p>
          </draw:text-box>
        </draw:frame>
        <draw:frame draw:style-name="gr2" draw:text-style-name="P3" draw:layer="layout" svg:width="1.057cm" svg:height="0.806cm" svg:x="11.485cm" svg:y="4.026cm">
          <draw:text-box>
            <text:p text:style-name="P2"><text:span text:style-name="T1">p1</text:span></text:p>
          </draw:text-box>
        </draw:frame>
        <draw:frame draw:style-name="gr2" draw:text-style-name="P3" draw:layer="layout" svg:width="1.057cm" svg:height="0.806cm" svg:x="11.486cm" svg:y="6.292cm">
          <draw:text-box>
            <text:p text:style-name="P2"><text:span text:style-name="T1">p2</text:span></text:p>
          </draw:text-box>
        </draw:frame>
        <draw:frame draw:style-name="gr2" draw:text-style-name="P3" draw:layer="layout" svg:width="1.057cm" svg:height="0.806cm" svg:x="17.405cm" svg:y="4.026cm">
          <draw:text-box>
            <text:p text:style-name="P2"><text:span text:style-name="T1">p1</text:span></text:p>
          </draw:text-box>
        </draw:frame>
        <draw:frame draw:style-name="gr2" draw:text-style-name="P3" draw:layer="layout" svg:width="1.057cm" svg:height="0.806cm" svg:x="17.406cm" svg:y="6.292cm">
          <draw:text-box>
            <text:p text:style-name="P2"><text:span text:style-name="T1">p2</text:span></text:p>
          </draw:text-box>
        </draw:frame>
        <draw:frame draw:style-name="gr2" draw:text-style-name="P3" draw:layer="layout" svg:width="1.057cm" svg:height="0.806cm" svg:x="5.807cm" svg:y="18.072cm">
          <draw:text-box>
            <text:p text:style-name="P2"><text:span text:style-name="T1">p1</text:span></text:p>
          </draw:text-box>
        </draw:frame>
        <draw:frame draw:style-name="gr2" draw:text-style-name="P3" draw:layer="layout" svg:width="1.057cm" svg:height="0.806cm" svg:x="5.808cm" svg:y="20.238cm">
          <draw:text-box>
            <text:p text:style-name="P2"><text:span text:style-name="T1">p2</text:span></text:p>
          </draw:text-box>
        </draw:frame>
        <draw:frame draw:style-name="gr2" draw:text-style-name="P3" draw:layer="layout" svg:width="1.057cm" svg:height="0.806cm" svg:x="11.523cm" svg:y="17.972cm">
          <draw:text-box>
            <text:p text:style-name="P2"><text:span text:style-name="T1">p1</text:span></text:p>
          </draw:text-box>
        </draw:frame>
        <draw:frame draw:style-name="gr2" draw:text-style-name="P3" draw:layer="layout" svg:width="1.057cm" svg:height="0.806cm" svg:x="11.524cm" svg:y="20.238cm">
          <draw:text-box>
            <text:p text:style-name="P2"><text:span text:style-name="T1">p2</text:span></text:p>
          </draw:text-box>
        </draw:frame>
        <draw:frame draw:style-name="gr2" draw:text-style-name="P3" draw:layer="layout" svg:width="1.057cm" svg:height="0.806cm" svg:x="17.009cm" svg:y="18.072cm">
          <draw:text-box>
            <text:p text:style-name="P2"><text:span text:style-name="T1">p1</text:span></text:p>
          </draw:text-box>
        </draw:frame>
        <draw:frame draw:style-name="gr2" draw:text-style-name="P3" draw:layer="layout" svg:width="1.057cm" svg:height="0.806cm" svg:x="17.11cm" svg:y="20.238cm">
          <draw:text-box>
            <text:p text:style-name="P2"><text:span text:style-name="T1">p2</text:span></text:p>
          </draw:text-box>
        </draw:frame>
        <draw:line draw:style-name="gr5" draw:text-style-name="P1" draw:layer="layout" svg:x1="6.465cm" svg:y1="6.118cm" svg:x2="5.195cm" svg:y2="6.118cm">
          <text:p text:style-name="P2"/>
        </draw:line>
        <draw:line draw:style-name="gr5" draw:text-style-name="P1" draw:layer="layout" svg:x1="18.325cm" svg:y1="6.156cm" svg:x2="17.055cm" svg:y2="6.156cm">
          <text:p text:style-name="P2"/>
        </draw:line>
        <draw:line draw:style-name="gr5" draw:text-style-name="P1" draw:layer="layout" svg:x1="18.325cm" svg:y1="13.11cm" svg:x2="17.055cm" svg:y2="13.11cm">
          <text:p text:style-name="P2"/>
        </draw:line>
        <draw:line draw:style-name="gr5" draw:text-style-name="P1" draw:layer="layout" svg:x1="6.709cm" svg:y1="20.054cm" svg:x2="5.439cm" svg:y2="20.054cm">
          <text:p text:style-name="P2"/>
        </draw:line>
        <draw:line draw:style-name="gr5" draw:text-style-name="P1" draw:layer="layout" svg:x1="12.301cm" svg:y1="20.064cm" svg:x2="11.031cm" svg:y2="20.064cm">
          <text:p text:style-name="P2"/>
        </draw:line>
        <draw:line draw:style-name="gr5" draw:text-style-name="P1" draw:layer="layout" svg:x1="18.025cm" svg:y1="20.064cm" svg:x2="16.755cm" svg:y2="20.064cm">
          <text:p text:style-name="P2"/>
        </draw:line>
        <draw:frame draw:style-name="gr2" draw:text-style-name="P3" draw:layer="layout" svg:width="1.057cm" svg:height="0.806cm" svg:x="6.062cm" svg:y="7.605cm">
          <draw:text-box>
            <text:p text:style-name="P2"><text:span text:style-name="T1">p1</text:span></text:p>
          </draw:text-box>
        </draw:frame>
        <draw:frame draw:style-name="gr2" draw:text-style-name="P3" draw:layer="layout" svg:width="1.057cm" svg:height="0.806cm" svg:x="7.341cm" svg:y="7.605cm">
          <draw:text-box>
            <text:p text:style-name="P2"><text:span text:style-name="T1">p2</text:span></text:p>
          </draw:text-box>
        </draw:frame>
        <draw:frame draw:style-name="gr2" draw:text-style-name="P3" draw:layer="layout" svg:width="1.057cm" svg:height="0.806cm" svg:x="12.19cm" svg:y="7.529cm">
          <draw:text-box>
            <text:p text:style-name="P2"><text:span text:style-name="T1">p3</text:span></text:p>
          </draw:text-box>
        </draw:frame>
        <draw:frame draw:style-name="gr2" draw:text-style-name="P3" draw:layer="layout" svg:width="1.057cm" svg:height="0.806cm" svg:x="13.507cm" svg:y="7.529cm">
          <draw:text-box>
            <text:p text:style-name="P2"><text:span text:style-name="T1">p4</text:span></text:p>
          </draw:text-box>
        </draw:frame>
        <draw:line draw:style-name="gr5" draw:text-style-name="P1" draw:layer="layout" svg:x1="12.465cm" svg:y1="6.118cm" svg:x2="11.131cm" svg:y2="6.118cm">
          <text:p text:style-name="P2"/>
        </draw:line>
        <draw:g>
          <draw:line draw:style-name="gr1" draw:text-style-name="P1" draw:layer="layout" svg:x1="13cm" svg:y1="8.316cm" svg:x2="13cm" svg:y2="6.08cm">
            <text:p text:style-name="P2"/>
          </draw:line>
          <draw:line draw:style-name="gr5" draw:text-style-name="P1" draw:layer="layout" svg:x1="13cm" svg:y1="6.118cm" svg:x2="12.365cm" svg:y2="6.118cm">
            <text:p text:style-name="P2"/>
          </draw:line>
        </draw:g>
        <draw:g>
          <draw:line draw:style-name="gr1" draw:text-style-name="P1" draw:layer="layout" svg:x1="13.532cm" svg:y1="8.354cm" svg:x2="13.532cm" svg:y2="4.81cm">
            <text:p text:style-name="P2"/>
          </draw:line>
          <draw:line draw:style-name="gr5" draw:text-style-name="P1" draw:layer="layout" svg:x1="13.559cm" svg:y1="4.81cm" svg:x2="12.289cm" svg:y2="4.81cm">
            <text:p text:style-name="P2"/>
          </draw:line>
        </draw:g>
        <draw:g>
          <draw:line draw:style-name="gr1" draw:text-style-name="P1" draw:layer="layout" svg:x1="19.008cm" svg:y1="8.317cm" svg:x2="19.008cm" svg:y2="6.08cm">
            <text:p text:style-name="P2"/>
          </draw:line>
          <draw:line draw:style-name="gr5" draw:text-style-name="P1" draw:layer="layout" svg:x1="19.008cm" svg:y1="6.118cm" svg:x2="18.145cm" svg:y2="6.118cm">
            <text:p text:style-name="P2"/>
          </draw:line>
        </draw:g>
        <draw:g>
          <draw:line draw:style-name="gr1" draw:text-style-name="P1" draw:layer="layout" svg:x1="19.348cm" svg:y1="8.355cm" svg:x2="19.348cm" svg:y2="4.81cm">
            <text:p text:style-name="P2"/>
          </draw:line>
          <draw:line draw:style-name="gr5" draw:text-style-name="P1" draw:layer="layout" svg:x1="19.375cm" svg:y1="4.81cm" svg:x2="18.145cm" svg:y2="4.81cm">
            <text:p text:style-name="P2"/>
          </draw:line>
        </draw:g>
        <draw:g>
          <draw:line draw:style-name="gr1" draw:text-style-name="P1" draw:layer="layout" svg:x1="18.894cm" svg:y1="15.309cm" svg:x2="18.894cm" svg:y2="13.072cm">
            <text:p text:style-name="P2"/>
          </draw:line>
          <draw:line draw:style-name="gr5" draw:text-style-name="P1" draw:layer="layout" svg:x1="18.894cm" svg:y1="13.11cm" svg:x2="18.259cm" svg:y2="13.11cm">
            <text:p text:style-name="P2"/>
          </draw:line>
        </draw:g>
        <draw:g>
          <draw:line draw:style-name="gr1" draw:text-style-name="P1" draw:layer="layout" svg:x1="19.348cm" svg:y1="22.301cm" svg:x2="19.348cm" svg:y2="18.78cm">
            <text:p text:style-name="P2"/>
          </draw:line>
          <draw:line draw:style-name="gr5" draw:text-style-name="P1" draw:layer="layout" svg:x1="19.375cm" svg:y1="18.78cm" svg:x2="18.145cm" svg:y2="18.78cm">
            <text:p text:style-name="P2"/>
          </draw:line>
        </draw:g>
        <draw:g>
          <draw:rect draw:style-name="gr1" draw:text-style-name="P1" draw:layer="layout" svg:width="3.81cm" svg:height="3.81cm" svg:x="8.541cm" svg:y="10.471cm">
            <text:p text:style-name="P2"/>
          </draw:rect>
          <draw:frame draw:style-name="gr2" draw:text-style-name="P3" draw:layer="layout" svg:width="1.332cm" svg:height="0.806cm" svg:x="8.401cm" svg:y="10.304cm">
            <draw:text-box>
              <text:p text:style-name="P2"><text:span text:style-name="T1">u22</text:span></text:p>
            </draw:text-box>
          </draw:frame>
          <draw:g>
            <draw:rect draw:style-name="gr1" draw:text-style-name="P1" draw:layer="layout" svg:width="1.905cm" svg:height="1.27cm" svg:x="9.176cm" svg:y="10.954cm">
              <text:p text:style-name="P2"/>
            </draw:rect>
            <draw:frame draw:style-name="gr2" draw:text-style-name="P3" draw:layer="layout" svg:width="1.294cm" svg:height="0.806cm" svg:x="9.112cm" svg:y="10.901cm">
              <draw:text-box>
                <text:p text:style-name="P2"><text:span text:style-name="T1">u11</text:span></text:p>
              </draw:text-box>
            </draw:frame>
            <draw:frame draw:style-name="gr2" draw:text-style-name="P3" draw:layer="layout" svg:width="1.057cm" svg:height="0.806cm" svg:x="10.23cm" svg:y="11.346cm">
              <draw:text-box>
                <text:p text:style-name="P2"><text:span text:style-name="T1">p1</text:span></text:p>
              </draw:text-box>
            </draw:frame>
          </draw:g>
          <draw:g>
            <draw:rect draw:style-name="gr1" draw:text-style-name="P1" draw:layer="layout" svg:width="1.905cm" svg:height="1.27cm" svg:x="9.252cm" svg:y="12.669cm">
              <text:p text:style-name="P2"/>
            </draw:rect>
            <draw:g>
              <draw:frame draw:style-name="gr2" draw:text-style-name="P3" draw:layer="layout" svg:width="1.332cm" svg:height="0.806cm" svg:x="9.15cm" svg:y="12.631cm">
                <draw:text-box>
                  <text:p text:style-name="P2"><text:span text:style-name="T1">u12</text:span></text:p>
                </draw:text-box>
              </draw:frame>
              <draw:frame draw:style-name="gr2" draw:text-style-name="P3" draw:layer="layout" svg:width="1.057cm" svg:height="0.806cm" svg:x="10.269cm" svg:y="12.98cm">
                <draw:text-box>
                  <text:p text:style-name="P2"><text:span text:style-name="T1">p1</text:span></text:p>
                </draw:text-box>
              </draw:frame>
            </draw:g>
          </draw:g>
          <draw:g>
            <draw:frame draw:style-name="gr2" draw:text-style-name="P3" draw:layer="layout" svg:width="1.057cm" svg:height="0.806cm" svg:x="11.499cm" svg:y="11.042cm">
              <draw:text-box>
                <text:p text:style-name="P2"><text:span text:style-name="T1">p1</text:span></text:p>
              </draw:text-box>
            </draw:frame>
            <draw:frame draw:style-name="gr2" draw:text-style-name="P3" draw:layer="layout" svg:width="1.057cm" svg:height="0.806cm" svg:x="11.5cm" svg:y="13.208cm">
              <draw:text-box>
                <text:p text:style-name="P2"><text:span text:style-name="T1">p2</text:span></text:p>
              </draw:text-box>
            </draw:frame>
            <draw:frame draw:style-name="gr2" draw:text-style-name="P6" draw:layer="layout" svg:width="1.027cm" svg:height="0.806cm" svg:x="11.46cm" svg:y="11.776cm">
              <draw:text-box>
                <text:p text:style-name="P5"><text:span text:style-name="T2">c2</text:span></text:p>
              </draw:text-box>
            </draw:frame>
            <draw:frame draw:style-name="gr2" draw:text-style-name="P3" draw:layer="layout" svg:width="1.603cm" svg:height="0.806cm" svg:x="11.016cm" svg:y="12.345cm">
              <draw:text-box>
                <text:p text:style-name="P2"><text:span text:style-name="T1">f2a.1</text:span></text:p>
              </draw:text-box>
            </draw:frame>
          </draw:g>
        </draw:g>
        <draw:line draw:style-name="gr5" draw:text-style-name="P1" draw:layer="layout" svg:x1="12.301cm" svg:y1="13.148cm" svg:x2="11.031cm" svg:y2="13.148cm">
          <text:p text:style-name="P2"/>
        </draw:line>
        <draw:g>
          <draw:line draw:style-name="gr1" draw:text-style-name="P1" draw:layer="layout" svg:x1="13.533cm" svg:y1="22.224cm" svg:x2="13.533cm" svg:y2="18.78cm">
            <text:p text:style-name="P2"/>
          </draw:line>
          <draw:line draw:style-name="gr5" draw:text-style-name="P1" draw:layer="layout" svg:x1="13.56cm" svg:y1="18.78cm" svg:x2="12.29cm" svg:y2="18.78cm">
            <text:p text:style-name="P2"/>
          </draw:line>
        </draw:g>
        <draw:g>
          <draw:line draw:style-name="gr1" draw:text-style-name="P1" draw:layer="layout" svg:x1="18.909cm" svg:y1="22.263cm" svg:x2="18.909cm" svg:y2="20.026cm">
            <text:p text:style-name="P2"/>
          </draw:line>
          <draw:line draw:style-name="gr5" draw:text-style-name="P1" draw:layer="layout" svg:x1="18.909cm" svg:y1="20.064cm" svg:x2="18.045cm" svg:y2="20.064cm">
            <text:p text:style-name="P2"/>
          </draw:line>
        </draw:g>
        <draw:g>
          <draw:line draw:style-name="gr1" draw:text-style-name="P1" draw:layer="layout" svg:x1="13.064cm" svg:y1="22.262cm" svg:x2="13.064cm" svg:y2="20.026cm">
            <text:p text:style-name="P2"/>
          </draw:line>
          <draw:line draw:style-name="gr5" draw:text-style-name="P1" draw:layer="layout" svg:x1="13.064cm" svg:y1="20.064cm" svg:x2="12.429cm" svg:y2="20.064cm">
            <text:p text:style-name="P2"/>
          </draw:line>
        </draw:g>
        <draw:g>
          <draw:line draw:style-name="gr1" draw:text-style-name="P1" draw:layer="layout" svg:x1="19.349cm" svg:y1="15.271cm" svg:x2="19.349cm" svg:y2="11.795cm">
            <text:p text:style-name="P2"/>
          </draw:line>
          <draw:line draw:style-name="gr5" draw:text-style-name="P1" draw:layer="layout" svg:x1="19.376cm" svg:y1="11.795cm" svg:x2="18.145cm" svg:y2="11.795cm">
            <text:p text:style-name="P2"/>
          </draw:line>
        </draw:g>
        <draw:line draw:style-name="gr6" draw:text-style-name="P1" draw:layer="layout" svg:x1="6.409cm" svg:y1="4.788cm" svg:x2="5.139cm" svg:y2="4.788cm">
          <text:p text:style-name="P2"/>
        </draw:line>
        <draw:line draw:style-name="gr6" draw:text-style-name="P1" draw:layer="layout" svg:x1="12.327cm" svg:y1="4.826cm" svg:x2="10.993cm" svg:y2="4.826cm">
          <text:p text:style-name="P2"/>
        </draw:line>
        <draw:line draw:style-name="gr6" draw:text-style-name="P1" draw:layer="layout" svg:x1="18.283cm" svg:y1="4.788cm" svg:x2="17.013cm" svg:y2="4.788cm">
          <text:p text:style-name="P2"/>
        </draw:line>
        <draw:g>
          <draw:rect draw:style-name="gr1" draw:text-style-name="P1" draw:layer="layout" svg:width="3.81cm" svg:height="3.81cm" svg:x="2.807cm" svg:y="10.471cm">
            <text:p text:style-name="P2"/>
          </draw:rect>
          <draw:g>
            <draw:rect draw:style-name="gr1" draw:text-style-name="P1" draw:layer="layout" svg:width="1.905cm" svg:height="1.27cm" svg:x="3.48cm" svg:y="10.954cm">
              <text:p text:style-name="P2"/>
            </draw:rect>
            <draw:frame draw:style-name="gr2" draw:text-style-name="P3" draw:layer="layout" svg:width="1.294cm" svg:height="0.806cm" svg:x="3.328cm" svg:y="10.901cm">
              <draw:text-box>
                <text:p text:style-name="P2"><text:span text:style-name="T1">u11</text:span></text:p>
              </draw:text-box>
            </draw:frame>
            <draw:frame draw:style-name="gr2" draw:text-style-name="P3" draw:layer="layout" svg:width="1.057cm" svg:height="0.806cm" svg:x="4.598cm" svg:y="11.346cm">
              <draw:text-box>
                <text:p text:style-name="P2"><text:span text:style-name="T1">p1</text:span></text:p>
              </draw:text-box>
            </draw:frame>
          </draw:g>
          <draw:g>
            <draw:rect draw:style-name="gr1" draw:text-style-name="P1" draw:layer="layout" svg:width="1.905cm" svg:height="1.27cm" svg:x="3.518cm" svg:y="12.669cm">
              <text:p text:style-name="P2"/>
            </draw:rect>
            <draw:frame draw:style-name="gr2" draw:text-style-name="P3" draw:layer="layout" svg:width="1.332cm" svg:height="0.806cm" svg:x="3.366cm" svg:y="12.631cm">
              <draw:text-box>
                <text:p text:style-name="P2"><text:span text:style-name="T1">u12</text:span></text:p>
              </draw:text-box>
            </draw:frame>
            <draw:frame draw:style-name="gr2" draw:text-style-name="P3" draw:layer="layout" svg:width="1.057cm" svg:height="0.806cm" svg:x="4.637cm" svg:y="12.98cm">
              <draw:text-box>
                <text:p text:style-name="P2"><text:span text:style-name="T1">p1</text:span></text:p>
              </draw:text-box>
            </draw:frame>
          </draw:g>
          <draw:frame draw:style-name="gr2" draw:text-style-name="P3" draw:layer="layout" svg:width="1.332cm" svg:height="0.806cm" svg:x="2.807cm" svg:y="10.304cm">
            <draw:text-box>
              <text:p text:style-name="P2"><text:span text:style-name="T1">u21</text:span></text:p>
            </draw:text-box>
          </draw:frame>
          <draw:g>
            <draw:frame draw:style-name="gr2" draw:text-style-name="P3" draw:layer="layout" svg:width="1.057cm" svg:height="0.806cm" svg:x="5.753cm" svg:y="11.042cm">
              <draw:text-box>
                <text:p text:style-name="P2"><text:span text:style-name="T1">p1</text:span></text:p>
              </draw:text-box>
            </draw:frame>
            <draw:frame draw:style-name="gr2" draw:text-style-name="P3" draw:layer="layout" svg:width="1.057cm" svg:height="0.806cm" svg:x="5.754cm" svg:y="13.208cm">
              <draw:text-box>
                <text:p text:style-name="P2"><text:span text:style-name="T1">p2</text:span></text:p>
              </draw:text-box>
            </draw:frame>
            <draw:frame draw:style-name="gr2" draw:text-style-name="P6" draw:layer="layout" svg:width="1.027cm" svg:height="0.806cm" svg:x="5.705cm" svg:y="11.876cm">
              <draw:text-box>
                <text:p text:style-name="P5"><text:span text:style-name="T2">c1</text:span></text:p>
              </draw:text-box>
            </draw:frame>
            <draw:frame draw:style-name="gr2" draw:text-style-name="P3" draw:layer="layout" svg:width="1.603cm" svg:height="0.806cm" svg:x="5.262cm" svg:y="12.345cm">
              <draw:text-box>
                <text:p text:style-name="P2"><text:span text:style-name="T1">f2a.1</text:span></text:p>
              </draw:text-box>
            </draw:frame>
          </draw:g>
        </draw:g>
        <draw:g>
          <draw:line draw:style-name="gr5" draw:text-style-name="P1" draw:layer="layout" svg:x1="6.709cm" svg:y1="13.11cm" svg:x2="5.439cm" svg:y2="13.11cm">
            <text:p text:style-name="P2"/>
          </draw:line>
          <draw:line draw:style-name="gr6" draw:text-style-name="P1" draw:layer="layout" svg:x1="6.609cm" svg:y1="11.788cm" svg:x2="5.339cm" svg:y2="11.788cm">
            <text:p text:style-name="P2"/>
          </draw:line>
        </draw:g>
        <draw:line draw:style-name="gr6" draw:text-style-name="P1" draw:layer="layout" svg:x1="18.225cm" svg:y1="11.788cm" svg:x2="16.955cm" svg:y2="11.788cm">
          <text:p text:style-name="P2"/>
        </draw:line>
        <draw:line draw:style-name="gr6" draw:text-style-name="P1" draw:layer="layout" svg:x1="6.709cm" svg:y1="18.812cm" svg:x2="5.439cm" svg:y2="18.812cm">
          <text:p text:style-name="P2"/>
        </draw:line>
        <draw:line draw:style-name="gr6" draw:text-style-name="P1" draw:layer="layout" svg:x1="12.327cm" svg:y1="18.774cm" svg:x2="10.993cm" svg:y2="18.774cm">
          <text:p text:style-name="P2"/>
        </draw:line>
        <draw:line draw:style-name="gr6" draw:text-style-name="P1" draw:layer="layout" svg:x1="18.025cm" svg:y1="18.774cm" svg:x2="16.755cm" svg:y2="18.774cm">
          <text:p text:style-name="P2"/>
        </draw:line>
        <draw:frame draw:style-name="gr2" draw:text-style-name="P3" draw:layer="layout" svg:width="1.057cm" svg:height="0.806cm" svg:x="17.982cm" svg:y="7.605cm">
          <draw:text-box>
            <text:p text:style-name="P2"><text:span text:style-name="T1">p5</text:span></text:p>
          </draw:text-box>
        </draw:frame>
        <draw:frame draw:style-name="gr2" draw:text-style-name="P3" draw:layer="layout" svg:width="1.057cm" svg:height="0.806cm" svg:x="19.223cm" svg:y="7.567cm">
          <draw:text-box>
            <text:p text:style-name="P2"><text:span text:style-name="T1">p6</text:span></text:p>
          </draw:text-box>
        </draw:frame>
        <draw:g>
          <draw:line draw:style-name="gr7" draw:text-style-name="P1" draw:layer="layout" svg:x1="7.303cm" svg:y1="8.354cm" svg:x2="7.303cm" svg:y2="4.81cm">
            <text:p text:style-name="P2"/>
          </draw:line>
          <draw:line draw:style-name="gr6" draw:text-style-name="P1" draw:layer="layout" svg:x1="7.319cm" svg:y1="4.81cm" svg:x2="6.579cm" svg:y2="4.81cm">
            <text:p text:style-name="P2"/>
          </draw:line>
        </draw:g>
        <draw:g>
          <draw:line draw:style-name="gr7" draw:text-style-name="P1" draw:layer="layout" svg:x1="7.059cm" svg:y1="8.316cm" svg:x2="7.059cm" svg:y2="6.08cm">
            <text:p text:style-name="P2"/>
          </draw:line>
          <draw:line draw:style-name="gr6" draw:text-style-name="P1" draw:layer="layout" svg:x1="7.059cm" svg:y1="6.118cm" svg:x2="6.424cm" svg:y2="6.118cm">
            <text:p text:style-name="P2"/>
          </draw:line>
        </draw:g>
        <draw:frame draw:style-name="gr2" draw:text-style-name="P3" draw:layer="layout" svg:width="1.057cm" svg:height="0.806cm" svg:x="6.254cm" svg:y="14.597cm">
          <draw:text-box>
            <text:p text:style-name="P2"><text:span text:style-name="T1">p1</text:span></text:p>
          </draw:text-box>
        </draw:frame>
        <draw:frame draw:style-name="gr2" draw:text-style-name="P3" draw:layer="layout" svg:width="1.057cm" svg:height="0.806cm" svg:x="7.533cm" svg:y="14.597cm">
          <draw:text-box>
            <text:p text:style-name="P2"><text:span text:style-name="T1">p2</text:span></text:p>
          </draw:text-box>
        </draw:frame>
        <draw:frame draw:style-name="gr2" draw:text-style-name="P3" draw:layer="layout" svg:width="1.057cm" svg:height="0.806cm" svg:x="17.982cm" svg:y="14.597cm">
          <draw:text-box>
            <text:p text:style-name="P2"><text:span text:style-name="T1">p5</text:span></text:p>
          </draw:text-box>
        </draw:frame>
        <draw:frame draw:style-name="gr2" draw:text-style-name="P3" draw:layer="layout" svg:width="1.057cm" svg:height="0.806cm" svg:x="19.223cm" svg:y="14.559cm">
          <draw:text-box>
            <text:p text:style-name="P2"><text:span text:style-name="T1">p6</text:span></text:p>
          </draw:text-box>
        </draw:frame>
        <draw:frame draw:style-name="gr2" draw:text-style-name="P3" draw:layer="layout" svg:width="1.057cm" svg:height="0.806cm" svg:x="6.254cm" svg:y="21.551cm">
          <draw:text-box>
            <text:p text:style-name="P2"><text:span text:style-name="T1">p1</text:span></text:p>
          </draw:text-box>
        </draw:frame>
        <draw:frame draw:style-name="gr2" draw:text-style-name="P3" draw:layer="layout" svg:width="1.057cm" svg:height="0.806cm" svg:x="7.533cm" svg:y="21.551cm">
          <draw:text-box>
            <text:p text:style-name="P2"><text:span text:style-name="T1">p2</text:span></text:p>
          </draw:text-box>
        </draw:frame>
        <draw:frame draw:style-name="gr2" draw:text-style-name="P3" draw:layer="layout" svg:width="1.057cm" svg:height="0.806cm" svg:x="12.09cm" svg:y="21.575cm">
          <draw:text-box>
            <text:p text:style-name="P2"><text:span text:style-name="T1">p3</text:span></text:p>
          </draw:text-box>
        </draw:frame>
        <draw:frame draw:style-name="gr2" draw:text-style-name="P3" draw:layer="layout" svg:width="1.057cm" svg:height="0.806cm" svg:x="13.407cm" svg:y="21.575cm">
          <draw:text-box>
            <text:p text:style-name="P2"><text:span text:style-name="T1">p4</text:span></text:p>
          </draw:text-box>
        </draw:frame>
        <draw:frame draw:style-name="gr2" draw:text-style-name="P3" draw:layer="layout" svg:width="1.057cm" svg:height="0.806cm" svg:x="17.682cm" svg:y="21.551cm">
          <draw:text-box>
            <text:p text:style-name="P2"><text:span text:style-name="T1">p5</text:span></text:p>
          </draw:text-box>
        </draw:frame>
        <draw:frame draw:style-name="gr2" draw:text-style-name="P3" draw:layer="layout" svg:width="1.057cm" svg:height="0.806cm" svg:x="19.223cm" svg:y="21.513cm">
          <draw:text-box>
            <text:p text:style-name="P2"><text:span text:style-name="T1">p6</text:span></text:p>
          </draw:text-box>
        </draw:frame>
        <draw:g>
          <draw:line draw:style-name="gr7" draw:text-style-name="P1" draw:layer="layout" svg:x1="7.606cm" svg:y1="15.308cm" svg:x2="7.606cm" svg:y2="11.764cm">
            <text:p text:style-name="P2"/>
          </draw:line>
          <draw:line draw:style-name="gr6" draw:text-style-name="P1" draw:layer="layout" svg:x1="7.626cm" svg:y1="11.764cm" svg:x2="6.715cm" svg:y2="11.764cm">
            <text:p text:style-name="P2"/>
          </draw:line>
        </draw:g>
        <draw:g>
          <draw:line draw:style-name="gr7" draw:text-style-name="P1" draw:layer="layout" svg:x1="7.166cm" svg:y1="15.27cm" svg:x2="7.166cm" svg:y2="13.034cm">
            <text:p text:style-name="P2"/>
          </draw:line>
          <draw:line draw:style-name="gr6" draw:text-style-name="P1" draw:layer="layout" svg:x1="7.166cm" svg:y1="13.072cm" svg:x2="6.531cm" svg:y2="13.072cm">
            <text:p text:style-name="P2"/>
          </draw:line>
        </draw:g>
        <draw:g>
          <draw:line draw:style-name="gr7" draw:text-style-name="P1" draw:layer="layout" svg:x1="7.631cm" svg:y1="22.338cm" svg:x2="7.631cm" svg:y2="18.794cm">
            <text:p text:style-name="P2"/>
          </draw:line>
          <draw:line draw:style-name="gr6" draw:text-style-name="P1" draw:layer="layout" svg:x1="7.651cm" svg:y1="18.794cm" svg:x2="6.715cm" svg:y2="18.794cm">
            <text:p text:style-name="P2"/>
          </draw:line>
        </draw:g>
        <draw:g>
          <draw:line draw:style-name="gr7" draw:text-style-name="P1" draw:layer="layout" svg:x1="7.167cm" svg:y1="22.3cm" svg:x2="7.167cm" svg:y2="20.064cm">
            <text:p text:style-name="P2"/>
          </draw:line>
          <draw:line draw:style-name="gr6" draw:text-style-name="P1" draw:layer="layout" svg:x1="7.167cm" svg:y1="20.102cm" svg:x2="6.532cm" svg:y2="20.102cm">
            <text:p text:style-name="P2"/>
          </draw:line>
        </draw:g>
        <draw:frame draw:style-name="gr2" draw:text-style-name="P3" draw:layer="layout" svg:width="19.044cm" svg:height="3.026cm" svg:x="1.27cm" svg:y="24.495cm">
          <draw:text-box>
            <text:p text:style-name="P2"><text:span text:style-name="T1"><text:tab/></text:span><text:span text:style-name="T1">The arrows between top unit (u4) ports (p11..p16, p21...p26, p31..p36) <text:s/>and u3</text:span></text:p>
            <text:p text:style-name="P2"><text:span text:style-name="T1"><text:s/></text:span><text:span text:style-name="T1">instances ports <text:s/>are f2a connections and are missing for a better understanding </text:span></text:p>
            <text:p text:style-name="P2"><text:span text:style-name="T1">of connections made by connect_units ( red arrows).</text:span></text:p>
            <text:p text:style-name="P2"><text:span text:style-name="T1"><text:tab/></text:span><text:span text:style-name="T1">The AR connections are labeled with c1...c6. The f2a connections are labeled </text:span></text:p>
            <text:p text:style-name="P2"><text:span text:style-name="T1">with f2a.1...f2a.3 (f2a.4 ..f2a.6 are not illustrated ).</text:span></text:p>
          </draw:text-box>
        </draw:frame>
        <draw:frame draw:style-name="gr2" draw:text-style-name="P6" draw:layer="layout" svg:width="1.027cm" svg:height="0.806cm" svg:x="11.359cm" svg:y="4.71cm">
          <draw:text-box>
            <text:p text:style-name="P5"><text:span text:style-name="T2">c2</text:span></text:p>
          </draw:text-box>
        </draw:frame>
        <draw:frame draw:style-name="gr2" draw:text-style-name="P6" draw:layer="layout" svg:width="1.027cm" svg:height="0.806cm" svg:x="17.36cm" svg:y="4.71cm">
          <draw:text-box>
            <text:p text:style-name="P5"><text:span text:style-name="T2">c3</text:span></text:p>
          </draw:text-box>
        </draw:frame>
        <draw:frame draw:style-name="gr2" draw:text-style-name="P6" draw:layer="layout" svg:width="1.027cm" svg:height="0.806cm" svg:x="17.361cm" svg:y="11.776cm">
          <draw:text-box>
            <text:p text:style-name="P5"><text:span text:style-name="T2">c3</text:span></text:p>
          </draw:text-box>
        </draw:frame>
        <draw:frame draw:style-name="gr2" draw:text-style-name="P6" draw:layer="layout" svg:width="1.027cm" svg:height="0.806cm" svg:x="5.76cm" svg:y="18.776cm">
          <draw:text-box>
            <text:p text:style-name="P5"><text:span text:style-name="T2">c1</text:span></text:p>
          </draw:text-box>
        </draw:frame>
        <draw:frame draw:style-name="gr2" draw:text-style-name="P6" draw:layer="layout" svg:width="1.027cm" svg:height="0.806cm" svg:x="11.161cm" svg:y="18.676cm">
          <draw:text-box>
            <text:p text:style-name="P5"><text:span text:style-name="T2">c2</text:span></text:p>
          </draw:text-box>
        </draw:frame>
        <draw:frame draw:style-name="gr2" draw:text-style-name="P6" draw:layer="layout" svg:width="1.027cm" svg:height="0.806cm" svg:x="16.962cm" svg:y="18.676cm">
          <draw:text-box>
            <text:p text:style-name="P5"><text:span text:style-name="T2">c3</text:span></text:p>
          </draw:text-box>
        </draw:frame>
        <draw:frame draw:style-name="gr2" draw:text-style-name="P6" draw:layer="layout" svg:width="1.027cm" svg:height="0.806cm" svg:x="5.554cm" svg:y="4.71cm">
          <draw:text-box>
            <text:p text:style-name="P5"><text:span text:style-name="T2">c1</text:span></text:p>
          </draw:text-box>
        </draw:frame>
        <draw:frame draw:style-name="gr2" draw:text-style-name="P6" draw:layer="layout" svg:width="1.027cm" svg:height="0.806cm" draw:transform="rotate (-1.57079632679579) translate (7.978cm 6.913cm)">
          <draw:text-box>
            <text:p text:style-name="P5"><text:span text:style-name="T2">c4</text:span></text:p>
          </draw:text-box>
        </draw:frame>
        <draw:frame draw:style-name="gr2" draw:text-style-name="P6" draw:layer="layout" svg:width="1.027cm" svg:height="0.806cm" draw:transform="rotate (-1.57079632679579) translate (7.178cm 6.914cm)">
          <draw:text-box>
            <text:p text:style-name="P5"><text:span text:style-name="T2">c4</text:span></text:p>
          </draw:text-box>
        </draw:frame>
        <draw:frame draw:style-name="gr2" draw:text-style-name="P6" draw:layer="layout" svg:width="1.027cm" svg:height="0.806cm" draw:transform="rotate (-1.57079632679579) translate (8.284cm 13.913cm)">
          <draw:text-box>
            <text:p text:style-name="P5"><text:span text:style-name="T2">c5</text:span></text:p>
          </draw:text-box>
        </draw:frame>
        <draw:frame draw:style-name="gr2" draw:text-style-name="P6" draw:layer="layout" svg:width="1.027cm" svg:height="0.806cm" draw:transform="rotate (-1.57079632679579) translate (7.32cm 13.943cm)">
          <draw:text-box>
            <text:p text:style-name="P5"><text:span text:style-name="T2">c5</text:span></text:p>
          </draw:text-box>
        </draw:frame>
        <draw:frame draw:style-name="gr2" draw:text-style-name="P6" draw:layer="layout" svg:width="1.027cm" svg:height="0.806cm" draw:transform="rotate (-1.57079632679579) translate (8.384cm 20.813cm)">
          <draw:text-box>
            <text:p text:style-name="P5"><text:span text:style-name="T2">c6</text:span></text:p>
          </draw:text-box>
        </draw:frame>
        <draw:frame draw:style-name="gr2" draw:text-style-name="P6" draw:layer="layout" svg:width="1.027cm" svg:height="0.806cm" draw:transform="rotate (-1.57079632679579) translate (7.384cm 20.814cm)">
          <draw:text-box>
            <text:p text:style-name="P5"><text:span text:style-name="T2">c6</text:span></text:p>
          </draw:text-box>
        </draw:frame>
        <draw:frame draw:style-name="gr2" draw:text-style-name="P3" draw:layer="layout" svg:width="1.603cm" svg:height="0.806cm" svg:x="5.109cm" svg:y="5.345cm">
          <draw:text-box>
            <text:p text:style-name="P2"><text:span text:style-name="T1">f2a.1</text:span></text:p>
          </draw:text-box>
        </draw:frame>
        <draw:frame draw:style-name="gr2" draw:text-style-name="P3" draw:layer="layout" svg:width="1.603cm" svg:height="0.806cm" svg:x="5.317cm" svg:y="19.345cm">
          <draw:text-box>
            <text:p text:style-name="P2"><text:span text:style-name="T1">f2a.1</text:span></text:p>
          </draw:text-box>
        </draw:frame>
        <draw:frame draw:style-name="gr2" draw:text-style-name="P3" draw:layer="layout" svg:width="1.603cm" svg:height="0.806cm" svg:x="11.016cm" svg:y="5.345cm">
          <draw:text-box>
            <text:p text:style-name="P2"><text:span text:style-name="T1">f2a.1</text:span></text:p>
          </draw:text-box>
        </draw:frame>
        <draw:frame draw:style-name="gr8" draw:text-style-name="P4" draw:layer="layout" svg:width="1.603cm" svg:height="0.806cm" svg:x="16.917cm" svg:y="5.445cm">
          <draw:text-box>
            <text:p text:style-name="P2"><text:span text:style-name="T1">f2a.1</text:span></text:p>
          </draw:text-box>
        </draw:frame>
        <draw:line draw:style-name="gr6" draw:text-style-name="P1" draw:layer="layout" svg:x1="12.327cm" svg:y1="11.826cm" svg:x2="10.993cm" svg:y2="11.826cm">
          <text:p text:style-name="P2"/>
        </draw:line>
        <draw:frame draw:style-name="gr2" draw:text-style-name="P3" draw:layer="layout" svg:width="1.603cm" svg:height="0.806cm" svg:x="17.017cm" svg:y="12.345cm">
          <draw:text-box>
            <text:p text:style-name="P2"><text:span text:style-name="T1">f2a.1</text:span></text:p>
          </draw:text-box>
        </draw:frame>
        <draw:frame draw:style-name="gr2" draw:text-style-name="P3" draw:layer="layout" svg:width="1.603cm" svg:height="0.806cm" svg:x="11.016cm" svg:y="19.345cm">
          <draw:text-box>
            <text:p text:style-name="P2"><text:span text:style-name="T1">f2a.1</text:span></text:p>
          </draw:text-box>
        </draw:frame>
        <draw:frame draw:style-name="gr2" draw:text-style-name="P3" draw:layer="layout" svg:width="1.603cm" svg:height="0.806cm" svg:x="16.717cm" svg:y="19.345cm">
          <draw:text-box>
            <text:p text:style-name="P2"><text:span text:style-name="T1">f2a.1</text:span></text:p>
          </draw:text-box>
        </draw:frame>
        <draw:frame draw:style-name="gr2" draw:text-style-name="P4" draw:layer="layout" svg:width="1.603cm" svg:height="0.806cm" draw:transform="rotate (-1.57079632679579) translate (14.285cm 6.086cm)">
          <draw:text-box>
            <text:p text:style-name="P2"><text:span text:style-name="T1">f2a.2</text:span></text:p>
          </draw:text-box>
        </draw:frame>
        <draw:g>
          <draw:g>
            <draw:line draw:style-name="gr1" draw:text-style-name="P1" draw:layer="layout" svg:x1="13.063cm" svg:y1="15.308cm" svg:x2="13.063cm" svg:y2="13.072cm">
              <text:p text:style-name="P2"/>
            </draw:line>
            <draw:line draw:style-name="gr5" draw:text-style-name="P1" draw:layer="layout" svg:x1="13.063cm" svg:y1="13.11cm" svg:x2="12.428cm" svg:y2="13.11cm">
              <text:p text:style-name="P2"/>
            </draw:line>
          </draw:g>
          <draw:g>
            <draw:g>
              <draw:line draw:style-name="gr1" draw:text-style-name="P1" draw:layer="layout" svg:x1="13.532cm" svg:y1="15.27cm" svg:x2="13.532cm" svg:y2="11.795cm">
                <text:p text:style-name="P2"/>
              </draw:line>
              <draw:line draw:style-name="gr5" draw:text-style-name="P1" draw:layer="layout" svg:x1="13.559cm" svg:y1="11.795cm" svg:x2="12.289cm" svg:y2="11.795cm">
                <text:p text:style-name="P2"/>
              </draw:line>
            </draw:g>
            <draw:frame draw:style-name="gr2" draw:text-style-name="P3" draw:layer="layout" svg:width="1.057cm" svg:height="0.806cm" svg:x="12.09cm" svg:y="14.521cm">
              <draw:text-box>
                <text:p text:style-name="P2"><text:span text:style-name="T1">p3</text:span></text:p>
              </draw:text-box>
            </draw:frame>
            <draw:frame draw:style-name="gr2" draw:text-style-name="P3" draw:layer="layout" svg:width="1.057cm" svg:height="0.806cm" svg:x="13.407cm" svg:y="14.521cm">
              <draw:text-box>
                <text:p text:style-name="P2"><text:span text:style-name="T1">p4</text:span></text:p>
              </draw:text-box>
            </draw:frame>
            <draw:frame draw:style-name="gr2" draw:text-style-name="P4" draw:layer="layout" svg:width="1.603cm" svg:height="0.806cm" draw:transform="rotate (-1.57079632679579) translate (14.285cm 13.087cm)">
              <draw:text-box>
                <text:p text:style-name="P2"><text:span text:style-name="T1">f2a.2</text:span></text:p>
              </draw:text-box>
            </draw:frame>
          </draw:g>
        </draw:g>
        <draw:frame draw:style-name="gr2" draw:text-style-name="P4" draw:layer="layout" svg:width="1.603cm" svg:height="0.806cm" draw:transform="rotate (-1.57079632679579) translate (14.285cm 20.188cm)">
          <draw:text-box>
            <text:p text:style-name="P2"><text:span text:style-name="T1">f2a.2</text:span></text:p>
          </draw:text-box>
        </draw:frame>
        <draw:frame draw:style-name="gr2" draw:text-style-name="P4" draw:layer="layout" svg:width="1.603cm" svg:height="0.806cm" draw:transform="rotate (-1.57079632679579) translate (20.085cm 6.087cm)">
          <draw:text-box>
            <text:p text:style-name="P2"><text:span text:style-name="T1">f2a.3</text:span></text:p>
          </draw:text-box>
        </draw:frame>
        <draw:frame draw:style-name="gr2" draw:text-style-name="P4" draw:layer="layout" svg:width="1.603cm" svg:height="0.806cm" draw:transform="rotate (-1.57079632679579) translate (20.085cm 13.088cm)">
          <draw:text-box>
            <text:p text:style-name="P2"><text:span text:style-name="T1">f2a.3</text:span></text:p>
          </draw:text-box>
        </draw:frame>
        <draw:frame draw:style-name="gr2" draw:text-style-name="P4" draw:layer="layout" svg:width="1.603cm" svg:height="0.806cm" draw:transform="rotate (-1.57079632679579) translate (20.085cm 19.889cm)">
          <draw:text-box>
            <text:p text:style-name="P2"><text:span text:style-name="T1">f2a.3</text:span></text:p>
          </draw:text-box>
        </draw:frame>
        <draw:frame draw:style-name="gr2" draw:text-style-name="P4" draw:layer="layout" svg:width="1.603cm" svg:height="0.806cm" draw:transform="rotate (-1.57079632679579) translate (13.085cm 6.187cm)">
          <draw:text-box>
            <text:p text:style-name="P2"><text:span text:style-name="T1">f2a.2</text:span></text:p>
          </draw:text-box>
        </draw:frame>
        <draw:frame draw:style-name="gr2" draw:text-style-name="P4" draw:layer="layout" svg:width="1.603cm" svg:height="0.806cm" draw:transform="rotate (-1.57079632679579) translate (19.185cm 6.088cm)">
          <draw:text-box>
            <text:p text:style-name="P2"><text:span text:style-name="T1">f2a.3</text:span></text:p>
          </draw:text-box>
        </draw:frame>
        <draw:frame draw:style-name="gr2" draw:text-style-name="P4" draw:layer="layout" svg:width="1.603cm" svg:height="0.806cm" draw:transform="rotate (-1.57079632679579) translate (13.185cm 13.188cm)">
          <draw:text-box>
            <text:p text:style-name="P2"><text:span text:style-name="T1">f2a.2</text:span></text:p>
          </draw:text-box>
        </draw:frame>
        <draw:rect draw:style-name="gr1" draw:text-style-name="P1" draw:layer="layout" svg:width="1.905cm" svg:height="1.27cm" svg:x="15.129cm" svg:y="11.107cm">
          <text:p text:style-name="P2"/>
        </draw:rect>
        <draw:frame draw:style-name="gr2" draw:text-style-name="P3" draw:layer="layout" svg:width="1.294cm" svg:height="0.806cm" svg:x="15.012cm" svg:y="11.031cm">
          <draw:text-box>
            <text:p text:style-name="P2"><text:span text:style-name="T1">u11</text:span></text:p>
          </draw:text-box>
        </draw:frame>
        <draw:frame draw:style-name="gr2" draw:text-style-name="P3" draw:layer="layout" svg:width="1.057cm" svg:height="0.806cm" svg:x="16.169cm" svg:y="11.38cm">
          <draw:text-box>
            <text:p text:style-name="P2"><text:span text:style-name="T1">p1</text:span></text:p>
          </draw:text-box>
        </draw:frame>
        <draw:frame draw:style-name="gr2" draw:text-style-name="P4" draw:layer="layout" svg:width="1.603cm" svg:height="0.806cm" draw:transform="rotate (-1.57079632679579) translate (19.085cm 13.089cm)">
          <draw:text-box>
            <text:p text:style-name="P2"><text:span text:style-name="T1">f2a.3</text:span></text:p>
          </draw:text-box>
        </draw:frame>
        <draw:frame draw:style-name="gr2" draw:text-style-name="P4" draw:layer="layout" svg:width="1.603cm" svg:height="0.806cm" draw:transform="rotate (-1.57079632679579) translate (13.185cm 20.189cm)">
          <draw:text-box>
            <text:p text:style-name="P2"><text:span text:style-name="T1">f2a.2</text:span></text:p>
          </draw:text-box>
        </draw:frame>
        <draw:frame draw:style-name="gr2" draw:text-style-name="P4" draw:layer="layout" svg:width="1.603cm" svg:height="0.806cm" draw:transform="rotate (-1.57079632679579) translate (19.085cm 19.99cm)">
          <draw:text-box>
            <text:p text:style-name="P2"><text:span text:style-name="T1">f2a.3</text:span>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9" draw:text-style-name="P8" draw:layer="layout" svg:width="18.469cm" svg:height="47.889cm" svg:x="2.051cm" svg:y="0.42cm">
          <draw:text-box>
            <text:p text:style-name="P7"><text:span text:style-name="T3"/></text:p>
            <text:p text:style-name="P7"><text:span text:style-name="T3"/></text:p>
            <text:p text:style-name="P7"><text:span text:style-name="T3">csl_unit u1 {</text:span></text:p>
            <text:p text:style-name="P7"><text:span text:style-name="T3"><text:s text:c="2"/></text:span><text:span text:style-name="T3">csl_port p1(input,2);</text:span></text:p>
            <text:p text:style-name="P7"><text:span text:style-name="T3">u1(){}</text:span></text:p>
            <text:p text:style-name="P7"><text:span text:style-name="T3">};</text:span></text:p>
            <text:p text:style-name="P7"><text:span text:style-name="T3"/></text:p>
            <text:p text:style-name="P7"><text:span text:style-name="T3">csl_unit u2 {</text:span></text:p>
            <text:p text:style-name="P7"><text:span text:style-name="T3"><text:s text:c="2"/></text:span><text:span text:style-name="T3">csl_port p1(input,2);</text:span></text:p>
            <text:p text:style-name="P7"><text:span text:style-name="T3"><text:s text:c="2"/></text:span><text:span text:style-name="T3">csl_port p2(input,2);</text:span></text:p>
            <text:p text:style-name="P7"><text:span text:style-name="T3"><text:s text:c="2"/></text:span><text:span text:style-name="T3">u1 u11;</text:span></text:p>
            <text:p text:style-name="P7"><text:span text:style-name="T3"><text:s text:c="2"/></text:span><text:span text:style-name="T3">u1 u12(.p1(p2)); -&gt;f2a.1</text:span></text:p>
            <text:p text:style-name="P7"><text:span text:style-name="T3"><text:s text:c="2"/></text:span></text:p>
            <text:p text:style-name="P7"><text:span text:style-name="T3">u2(){}</text:span></text:p>
            <text:p text:style-name="P7"><text:span text:style-name="T3">};</text:span></text:p>
            <text:p text:style-name="P7"><text:span text:style-name="T3"/></text:p>
            <text:p text:style-name="P7"><text:span text:style-name="T3">csl_unit u3 {</text:span></text:p>
            <text:p text:style-name="P7"><text:span text:style-name="T3"><text:s text:c="2"/></text:span><text:span text:style-name="T3">csl_port p1(input,2);</text:span></text:p>
            <text:p text:style-name="P7"><text:span text:style-name="T3"><text:s text:c="2"/></text:span><text:span text:style-name="T3">csl_port p2(input,2);</text:span></text:p>
            <text:p text:style-name="P7"><text:span text:style-name="T3"><text:s text:c="2"/></text:span><text:span text:style-name="T3">csl_port p3(input,2);</text:span></text:p>
            <text:p text:style-name="P7"><text:span text:style-name="T3"><text:s text:c="2"/></text:span><text:span text:style-name="T3">csl_port p4(input,2);</text:span></text:p>
            <text:p text:style-name="P7"><text:span text:style-name="T3"><text:s text:c="2"/></text:span><text:span text:style-name="T3">csl_port p5(input,2);</text:span></text:p>
            <text:p text:style-name="P7"><text:span text:style-name="T3"><text:s text:c="2"/></text:span><text:span text:style-name="T3">csl_port p6(input,2);</text:span></text:p>
            <text:p text:style-name="P7"><text:span text:style-name="T3"><text:s text:c="2"/></text:span><text:span text:style-name="T3">u2 u21;</text:span></text:p>
            <text:p text:style-name="P7"><text:span text:style-name="T3"><text:s text:c="2"/></text:span><text:span text:style-name="T3">u2 u22(.p1(p3),.p2(p4)); -&gt;f2a.2</text:span></text:p>
            <text:p text:style-name="P7"><text:span text:style-name="T3"><text:s text:c="2"/></text:span><text:span text:style-name="T3">u2 u23(.p1(p5),.p2(p6)); -&gt;f2a.3</text:span></text:p>
            <text:p text:style-name="P7"><text:span text:style-name="T3">u3(){</text:span></text:p>
            <text:p text:style-name="P7"><text:span text:style-name="T3"><text:s/></text:span><text:span text:style-name="T3">u21.connect_units(u21.u11); -&gt;c1</text:span></text:p>
            <text:p text:style-name="P7"><text:span text:style-name="T3"><text:s/></text:span><text:span text:style-name="T3">u22.connect_units(u22.u11); -&gt;c2 </text:span></text:p>
            <text:p text:style-name="P7"><text:span text:style-name="T3"><text:s/></text:span><text:span text:style-name="T3">u23.connect_units(u23.u11); -&gt;c3</text:span></text:p>
            <text:p text:style-name="P7"><text:span text:style-name="T3">}</text:span></text:p>
            <text:p text:style-name="P7"><text:span text:style-name="T3">};</text:span></text:p>
            <text:p text:style-name="P7"><text:span text:style-name="T3">csl_unit u4 {</text:span></text:p>
            <text:p text:style-name="P7"><text:span text:style-name="T3"><text:s text:c="2"/></text:span><text:span text:style-name="T3">csl_port p11(input,2);</text:span></text:p>
            <text:p text:style-name="P7"><text:span text:style-name="T3"><text:s text:c="2"/></text:span><text:span text:style-name="T3">csl_port p12(input,2);</text:span></text:p>
            <text:p text:style-name="P7"><text:span text:style-name="T3"><text:s text:c="2"/></text:span><text:span text:style-name="T3">csl_port p13(input,2);</text:span></text:p>
            <text:p text:style-name="P7"><text:span text:style-name="T3"><text:s text:c="2"/></text:span><text:span text:style-name="T3">csl_port p14(input,2);</text:span></text:p>
            <text:p text:style-name="P7"><text:span text:style-name="T3"><text:s text:c="2"/></text:span><text:span text:style-name="T3">csl_port p15(input,2);</text:span></text:p>
            <text:p text:style-name="P7"><text:span text:style-name="T3"><text:s text:c="2"/></text:span><text:span text:style-name="T3">csl_port p16(input,2);</text:span></text:p>
            <text:p text:style-name="P7"><text:span text:style-name="T3"/></text:p>
            <text:p text:style-name="P7"><text:span text:style-name="T3"><text:s text:c="2"/></text:span><text:span text:style-name="T3">csl_port p21(input,2);</text:span></text:p>
            <text:p text:style-name="P7"><text:span text:style-name="T3"><text:s text:c="2"/></text:span><text:span text:style-name="T3">csl_port p22(input,2);</text:span></text:p>
            <text:p text:style-name="P7"><text:span text:style-name="T3"><text:s text:c="2"/></text:span><text:span text:style-name="T3">csl_port p23(input,2);</text:span></text:p>
            <text:p text:style-name="P7"><text:span text:style-name="T3"><text:s text:c="2"/></text:span><text:span text:style-name="T3">csl_port p24(input,2);</text:span></text:p>
            <text:p text:style-name="P7"><text:span text:style-name="T3"><text:s text:c="2"/></text:span><text:span text:style-name="T3">csl_port p25(input,2);</text:span></text:p>
            <text:p text:style-name="P7"><text:span text:style-name="T3"><text:s text:c="2"/></text:span><text:span text:style-name="T3">csl_port p26(input,2);</text:span></text:p>
            <text:p text:style-name="P7"><text:span text:style-name="T3"/></text:p>
            <text:p text:style-name="P7"><text:span text:style-name="T3"><text:s text:c="2"/></text:span><text:span text:style-name="T3">csl_port p31(input,2);</text:span></text:p>
            <text:p text:style-name="P7"><text:span text:style-name="T3"><text:s text:c="2"/></text:span><text:span text:style-name="T3">csl_port p32(input,2);</text:span></text:p>
            <text:p text:style-name="P7"><text:span text:style-name="T3"><text:s text:c="2"/></text:span><text:span text:style-name="T3">csl_port p33(input,2);</text:span></text:p>
            <text:p text:style-name="P7"><text:span text:style-name="T3"><text:s text:c="2"/></text:span><text:span text:style-name="T3">csl_port p34(input,2);</text:span></text:p>
            <text:p text:style-name="P7"><text:span text:style-name="T3"><text:s text:c="2"/></text:span><text:span text:style-name="T3">csl_port p35(input,2);</text:span></text:p>
            <text:p text:style-name="P7"><text:span text:style-name="T3"><text:s text:c="2"/></text:span><text:span text:style-name="T3">csl_port p36(input,2);</text:span></text:p>
            <text:p text:style-name="P7"><text:span text:style-name="T3"/></text:p>
            <text:p text:style-name="P7"><text:span text:style-name="T3"><text:s text:c="2"/></text:span><text:span text:style-name="T3">u3 u31(.p1(p11),.p2(p12),.p3(p13),.p4(p14),.p5(p15),.p6(p16)); f2a.4</text:span></text:p>
            <text:p text:style-name="P7"><text:span text:style-name="T3"><text:s text:c="2"/></text:span><text:span text:style-name="T3">u3 u32(.p1(p21),.p2(p22),.p3(p23),.p4(p24),.p5(p25),.p6(p26)); f2a.5</text:span></text:p>
            <text:p text:style-name="P7"><text:span text:style-name="T3"><text:s text:c="2"/></text:span><text:span text:style-name="T3">u3 u33(.p1(p31),.p2(p32),.p3(p33),.p4(p34),.p5(p35),.p6(p36)); f2a.6</text:span></text:p>
            <text:p text:style-name="P7"><text:span text:style-name="T3">u4(){</text:span></text:p>
            <text:p text:style-name="P7"><text:span text:style-name="T3"><text:s text:c="3"/></text:span><text:span text:style-name="T3">u31.connect_units(u31.u21); -&gt;c4</text:span></text:p>
            <text:p text:style-name="P7"><text:span text:style-name="T3"><text:s text:c="3"/></text:span><text:span text:style-name="T3">u32.connect_units(u32.u21); -&gt;c5</text:span></text:p>
            <text:p text:style-name="P7"><text:span text:style-name="T3"><text:s text:c="3"/></text:span><text:span text:style-name="T3">u33.connect_units(u33.u21); -&gt;c6</text:span></text:p>
            <text:p text:style-name="P7"><text:span text:style-name="T3"/></text:p>
            <text:p text:style-name="P7"><text:span text:style-name="T3">}</text:span></text:p>
            <text:p text:style-name="P7"><text:span text:style-name="T3">}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fo:color="#000000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844cm" fo:page-height="32.76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MonicaS</meta:initial-creator>
    <meta:creation-date>2009-04-08T21:04:57</meta:creation-date>
    <dc:creator>MonicaS</dc:creator>
    <dc:date>2009-04-09T21:36:39</dc:date>
    <meta:editing-cycles>31</meta:editing-cycles>
    <meta:editing-duration>PT2H52M27S</meta:editing-duration>
    <meta:user-defined meta:name="Info 1"/>
    <meta:user-defined meta:name="Info 2"/>
    <meta:user-defined meta:name="Info 3"/>
    <meta:user-defined meta:name="Info 4"/>
    <meta:document-statistic meta:object-count="240"/>
  </office:meta>
</office:document-meta>
</file>